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346e" officeooo:paragraph-rsid="0009346e"/>
    </style:style>
    <style:style style:name="P2" style:family="paragraph" style:parent-style-name="Standard">
      <style:paragraph-properties fo:text-align="justify" style:justify-single-word="false"/>
      <style:text-properties officeooo:rsid="0006791f" officeooo:paragraph-rsid="0006791f"/>
    </style:style>
    <style:style style:name="P3" style:family="paragraph" style:parent-style-name="Standard">
      <style:paragraph-properties fo:text-align="justify" style:justify-single-word="false"/>
      <style:text-properties officeooo:rsid="000b8273" officeooo:paragraph-rsid="000b8273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b8273" officeooo:paragraph-rsid="000b8273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normal" officeooo:rsid="0009346e" officeooo:paragraph-rsid="0009346e" style:font-size-asian="22pt" style:font-weight-asian="normal" style:font-size-complex="2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cb023" officeooo:paragraph-rsid="000cb023"/>
    </style:style>
    <style:style style:name="T1" style:family="text">
      <style:text-properties officeooo:rsid="000cb02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span text:style-name="T1">Problèmes d</text:span>es chantiers : Gestion de la pollution sonore des chantiers.</text:p>
      <text:p text:style-name="P3"/>
      <text:p text:style-name="P2"/>
      <text:list xml:id="list3757672859" text:style-name="L2">
        <text:list-item>
          <text:p text:style-name="P6">Partie théorique : utilisation d’un cas exemple</text:p>
          <text:list>
            <text:list-item>
              <text:p text:style-name="P6">Présentation de l’exemple</text:p>
            </text:list-item>
            <text:list-item>
              <text:p text:style-name="P6">Liste des problèmes</text:p>
            </text:list-item>
            <text:list-item>
              <text:p text:style-name="P6">Proposition de moyens pour réduire le problème</text:p>
            </text:list-item>
          </text:list>
        </text:list-item>
        <text:list-item>
          <text:p text:style-name="P6">Explications détaillées des possibles moyens pour réduire le bruit</text:p>
        </text:list-item>
      </text:list>
      <text:p text:style-name="P2"/>
      <text:p text:style-name="P5">Bibliographie :</text:p>
      <text:p text:style-name="P1"/>
      <text:p text:style-name="P1">https://dumas.ccsd.cnrs.fr/dumas-01147491/document</text:p>
      <text:p text:style-name="P1">https://hal.archives-ouvertes.fr/hal-01373747/file/rap_1987_cresson_010.pdf</text:p>
      <text:p text:style-name="P1">https://www.lagazettedescommunes.com/229215/chantiers-limiter-les-nuisances-sonores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6:25:29.484330931</meta:creation-date>
    <dc:date>2022-10-20T17:15:51.359000000</dc:date>
    <meta:editing-duration>PT9M58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50" meta:character-count="509" meta:non-whitespace-character-count="474"/>
  </office:meta>
</office:document-meta>
</file>